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0ABCEA8DA965D89E.png" manifest:media-type="image/png"/>
  <manifest:file-entry manifest:full-path="Pictures/100000010000078000000438F75FDA9BCB04976A.png" manifest:media-type="image/png"/>
  <manifest:file-entry manifest:full-path="Pictures/1000000100000780000004381CB8E62D803E9897.png" manifest:media-type="image/png"/>
  <manifest:file-entry manifest:full-path="Pictures/1000000100000780000004382DC70E61B528E989.png" manifest:media-type="image/png"/>
  <manifest:file-entry manifest:full-path="Pictures/10000001000007800000043872E8BD5AA7C756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x="0.185cm" svg:y="0.309cm" svg:width="17cm" svg:height="9.562cm" draw:z-index="0"><draw:image xlink:href="Pictures/10000001000007800000043872E8BD5AA7C756E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291cm" svg:y="0.058cm" svg:width="17cm" svg:height="9.562cm" draw:z-index="1"><draw:image xlink:href="Pictures/1000000100000780000004382DC70E61B528E9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9.562cm" draw:z-index="2"><draw:image xlink:href="Pictures/100000010000078000000438F75FDA9BCB0497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9.562cm" draw:z-index="3"><draw:image xlink:href="Pictures/1000000100000780000004381CB8E62D803E98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9.562cm" draw:z-index="4"><draw:image xlink:href="Pictures/1000000100000780000004380ABCEA8DA965D8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23:00:31.499820427</meta:creation-date>
    <dc:date>2023-10-22T23:02:30.504678038</dc:date>
    <meta:editing-duration>PT1M59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